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8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1:26:07.292918270</meta:creation-date>
    <dc:date>2023-04-19T21:25:34.211941047</dc:date>
    <meta:editing-duration>PT1H44M59S</meta:editing-duration>
    <meta:editing-cycles>5</meta:editing-cycles>
    <meta:generator>LibreOffice/7.3.7.2$Linux_X86_64 LibreOffice_project/30$Build-2</meta:generator>
    <meta:document-statistic meta:table-count="1" meta:cell-count="110" meta:object-count="0"/>
  </office:meta>
</office:document-meta>
</file>